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3f8cef" officeooo:paragraph-rsid="013f180c"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4d40c0" officeooo:paragraph-rsid="014e7cf9"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9cf9f6" officeooo:paragraph-rsid="01327b59" fo:background-color="transparent"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master-page-name="">
      <style:paragraph-properties style:page-number="auto"/>
      <style:text-properties style:font-name="Liberation Serif" fo:font-size="13pt" fo:font-style="normal" style:text-underline-style="none" fo:font-weight="normal" officeooo:rsid="01440ece" officeooo:paragraph-rsid="01440ece" style:font-size-asian="13pt" style:font-style-asian="normal" style:font-weight-asian="normal" style:font-size-complex="13pt" style:font-style-complex="normal" style:font-weight-complex="normal"/>
    </style:style>
    <style:style style:name="P9" style:family="paragraph" style:parent-style-name="Preformatted_20_Text">
      <style:text-properties fo:font-size="13pt" officeooo:paragraph-rsid="01327b59" style:font-size-asian="13pt" style:font-size-complex="13pt"/>
    </style:style>
    <style:style style:name="P10" style:family="paragraph" style:parent-style-name="Preformatted_20_Text">
      <style:text-properties fo:font-size="13pt" officeooo:paragraph-rsid="01458ecf" style:font-size-asian="13pt" style:font-size-complex="13pt"/>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3f180c"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4"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3f180c" style:font-name-asian="Nimbus Mono L" style:font-size-asian="11pt" style:font-style-asian="italic" style:font-weight-asian="bold" style:font-name-complex="Liberation Mono" style:font-size-complex="11pt" style:font-style-complex="italic" style:font-weight-complex="bold"/>
    </style:style>
    <style:style style:name="P15" style:family="paragraph" style:parent-style-name="Preformatted_20_Text">
      <style:text-properties style:font-name="Liberation Sans" fo:font-size="13pt" fo:font-style="normal" style:text-underline-style="none" officeooo:rsid="01458ecf" officeooo:paragraph-rsid="01458ecf"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4268eb" officeooo:paragraph-rsid="014e7cf9" style:font-name-asian="Nimbus Mono L" style:font-size-asian="13pt" style:font-style-asian="normal" style:font-name-complex="Liberation Mono" style:font-size-complex="13pt" style:font-style-complex="normal"/>
    </style:style>
    <style:style style:name="P17" style:family="paragraph" style:parent-style-name="Preformatted_20_Text" style:master-page-name="">
      <style:paragraph-properties style:page-number="auto"/>
      <style:text-properties style:font-name="Liberation Serif" fo:font-size="10pt" fo:font-style="normal" style:text-underline-style="none" fo:font-weight="normal" officeooo:rsid="01440ece" officeooo:paragraph-rsid="01440ece" style:font-size-asian="10pt" style:font-style-asian="normal" style:font-weight-asian="normal" style:font-size-complex="10pt" style:font-style-complex="normal" style:font-weight-complex="normal"/>
    </style:style>
    <style:style style:name="P18"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0b05fed" style:font-size-asian="13pt" style:font-size-complex="13pt"/>
    </style:style>
    <style:style style:name="P20" style:family="paragraph" style:parent-style-name="Preformatted_20_Text">
      <style:text-properties fo:font-size="13pt" officeooo:rsid="015727c6" officeooo:paragraph-rsid="015727c6"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43423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507362" style:font-name-asian="Nimbus Mono L" style:font-size-asian="16pt" style:font-weight-asian="bold" style:font-name-complex="Liberation Mono" style:font-size-complex="16pt" style:font-weight-complex="bold"/>
    </style:style>
    <style:style style:name="T7"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458ec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47297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494d7f"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4b8539"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527941"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541208"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541864"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42fce9"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4e7cf9"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55073e"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5722be"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fo:background-color="transparent" loext:char-shading-value="0" style:font-style-asian="normal"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e307b6" fo:background-color="transparent" loext:char-shading-value="0" style:font-style-asian="normal" style:font-style-complex="normal"/>
    </style:style>
    <style:style style:name="T36" style:family="text">
      <style:text-properties style:font-name="Liberation Sans" fo:font-style="normal" style:text-underline-style="none" officeooo:rsid="00083d4b" fo:background-color="transparent" loext:char-shading-value="0" style:font-style-asian="normal" style:font-style-complex="normal"/>
    </style:style>
    <style:style style:name="T37" style:family="text">
      <style:text-properties style:font-name="Liberation Sans" fo:font-style="normal" style:text-underline-style="none" officeooo:rsid="0123a160" fo:background-color="transparent" loext:char-shading-value="0" style:font-style-asian="normal" style:font-style-complex="normal"/>
    </style:style>
    <style:style style:name="T38" style:family="text">
      <style:text-properties style:font-name="Liberation Sans" fo:font-style="normal" style:text-underline-style="none" officeooo:rsid="0130b320" fo:background-color="transparent" loext:char-shading-value="0" style:font-style-asian="normal" style:font-style-complex="normal"/>
    </style:style>
    <style:style style:name="T39" style:family="text">
      <style:text-properties style:font-name="Liberation Sans" fo:font-style="normal" style:text-underline-style="none" officeooo:rsid="0134a0c2" fo:background-color="transparent" loext:char-shading-value="0" style:font-style-asian="normal" style:font-style-complex="normal"/>
    </style:style>
    <style:style style:name="T40" style:family="text">
      <style:text-properties style:font-name="Liberation Sans" fo:font-style="normal" style:text-underline-style="none" officeooo:rsid="013c55a1" fo:background-color="transparent" loext:char-shading-value="0" style:font-style-asian="normal" style:font-style-complex="normal"/>
    </style:style>
    <style:style style:name="T41" style:family="text">
      <style:text-properties style:font-name="Liberation Sans" fo:font-style="normal" style:text-underline-style="none" officeooo:rsid="014f39d6" fo:background-color="transparent" loext:char-shading-value="0" style:font-style-asian="normal" style:font-style-complex="normal"/>
    </style:style>
    <style:style style:name="T42" style:family="text">
      <style:text-properties officeooo:rsid="01440ece"/>
    </style:style>
    <style:style style:name="T43" style:family="text">
      <style:text-properties officeooo:rsid="014268eb"/>
    </style:style>
    <style:style style:name="T44" style:family="text">
      <style:text-properties officeooo:rsid="01518f7a"/>
    </style:style>
    <style:style style:name="T45" style:family="text">
      <style:text-properties fo:font-weight="bold" style:font-weight-asian="bold" style:font-weight-complex="bold"/>
    </style:style>
    <style:style style:name="T46" style:family="text">
      <style:text-properties fo:font-weight="bold" officeooo:rsid="000dd66a" style:font-weight-asian="bold" style:font-weight-complex="bold"/>
    </style:style>
    <style:style style:name="T47" style:family="text">
      <style:text-properties officeooo:rsid="0155073e"/>
    </style:style>
    <style:style style:name="T48" style:family="text">
      <style:text-properties officeooo:rsid="015722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6">4</text:span><text:span text:style-name="T5">th</text:span><text:span text:style-name="T4"> </text:span><text:span text:style-name="T6">June</text:span><text:span text:style-name="T1"> 20</text:span><text:span text:style-name="T2">2</text:span><text:span text:style-name="T3">3</text:span></text:p>
      <text:p text:style-name="P17"/>
      <text:p text:style-name="P13"><text:span text:style-name="T44">Matthew</text:span> <text:span text:style-name="T42">2</text:span><text:span text:style-name="T44">4</text:span><text:span text:style-name="T42">:</text:span><text:span text:style-name="T44">42</text:span></text:p>
      <text:p text:style-name="P14">Therefore keep watch, because you do not know on what day your Lord will come.</text:p>
      <text:p text:style-name="P8"/>
      <text:p text:style-name="P7">Thanks to God</text:p>
      <text:p text:style-name="P10"><text:span text:style-name="T9">O Lord our God,</text:span><text:span text:style-name="T7"> </text:span><text:span text:style-name="T10">we </text:span><text:span text:style-name="T11">giv</text:span><text:span text:style-name="T10">e </text:span><text:span text:style-name="T8">You </text:span><text:span text:style-name="T11">thanks </text:span><text:span text:style-name="T10">today for Your great mercies to us. </text:span><text:span text:style-name="T15">Today we celebrate the Lord’s Supper as a means of grace, which helps us to remember that Jesus came humbly to this earth over 2000 years ago to redeem us, to seek and save the lost. The Supper also points us to a future time when Jesus will return visibly as King of Kings and Lord of Lords, to take full possession of the prize for His complete victory over sin and death and Satan.</text:span></text:p>
      <text:p text:style-name="P15"/>
      <text:p text:style-name="P10"><text:span text:style-name="T12">But before </text:span><text:span text:style-name="T16">that happens</text:span><text:span text:style-name="T12">, </text:span><text:span text:style-name="T10">Jesus </text:span><text:span text:style-name="T16">has warned us to keep watch so that we are not surprised or shocked at the coming Day of the Lord. </text:span><text:span text:style-name="T13">We acknowledge today that, as descendents of Adam, we are </text:span><text:span text:style-name="T16">prone to forget, and to assume that all of life will continue unchanged. <text:s/>We are </text:span><text:span text:style-name="T13">powerless </text:span><text:span text:style-name="T14">to save ourselves, and are in desperate need of </text:span><text:span text:style-name="T17">Your great mercy, the </text:span><text:span text:style-name="T14">gracious Saviour </text:span><text:span text:style-name="T17">and His finished work, and the Holy Spirit power to turn away from temptation</text:span><text:span text:style-name="T13">.</text:span></text:p>
      <text:p text:style-name="P2"/>
      <text:p text:style-name="P18"><text:span text:style-name="T45">The Wide World...</text:span><text:span text:style-name="T46"> a</text:span><text:span text:style-name="T45">nd the wider Church</text:span></text:p>
      <text:p text:style-name="P3"><text:span text:style-name="T43">W</text:span>e pray for <text:span text:style-name="T47">this world wher</text:span><text:span text:style-name="T48">e</text:span><text:span text:style-name="T47"> most seem to have forgotten that there will come a Day of Judgement</text:span>. <text:span text:style-name="T47">So many are not on watch, and we pray for an awakening to eternal things. We pray that we would be on watch constantly, living our lives expecting Jesus to return at any moment. We pray that Your people, gathered as the Church for whom Jesus died and rose again, would also live and work with one eye towards the future return of the Bridegroom.</text:span></text:p>
      <text:p text:style-name="P16"/>
      <text:p text:style-name="P6">Ashburton</text:p>
      <text:p text:style-name="P9"><text:span text:style-name="T22">W</text:span><text:span text:style-name="T21">e thank You for Your work here</text:span><text:span text:style-name="T22">, </text:span><text:span text:style-name="T28">acknowledg</text:span><text:span text:style-name="T30">ing </text:span><text:span text:style-name="T28">that the Kingdom of God takes precedence over the </text:span><text:span text:style-name="T30">works</text:span><text:span text:style-name="T28"> of man. W</text:span><text:span text:style-name="T18">e </text:span><text:span text:style-name="T19">continue to pray for the </text:span><text:span text:style-name="T25">progress of our</text:span><text:span text:style-name="T19"> Revitalization program, </text:span><text:span text:style-name="T28">and </text:span><text:span text:style-name="T30">give thanks</text:span><text:span text:style-name="T28"> for the </text:span><text:span text:style-name="T30">unity of purpose which our </text:span><text:span text:style-name="T28">Re-Vision workshop </text:span><text:span text:style-name="T30">brought to light</text:span><text:span text:style-name="T19">. </text:span><text:span text:style-name="T26">We pray for</text:span><text:span text:style-name="T25"> </text:span><text:span text:style-name="T30">the congregational meeting next Saturday</text:span><text:span text:style-name="T27">, </text:span><text:span text:style-name="T26">as we </text:span><text:span text:style-name="T30">present the </text:span><text:span text:style-name="T28">God-given vision </text:span><text:span text:style-name="T31">for all to grasp. </text:span><text:span text:style-name="T29">We</text:span><text:span text:style-name="T26"> continue to recognise that Jesus is building </text:span><text:span text:style-name="T29">His church and has called us to join with Him in the task</text:span><text:span text:style-name="T26">. </text:span><text:span text:style-name="T27">W</text:span><text:span text:style-name="T26">e </text:span><text:span text:style-name="T27">therefore </text:span><text:span text:style-name="T26">seek to do as He did </text:span><text:span text:style-name="T27">when on this earth</text:span><text:span text:style-name="T26">, </text:span><text:span text:style-name="T27">and be </text:span><text:span text:style-name="T26">guided by the Holy Spirit </text:span><text:span text:style-name="T27">in</text:span><text:span text:style-name="T26"> every</text:span><text:span text:style-name="T27">thing we do</text:span><text:span text:style-name="T26">.</text:span></text:p>
      <text:p text:style-name="P4"/>
      <text:p text:style-name="P19"><text:span text:style-name="T20">W</text:span><text:span text:style-name="T34">e </text:span><text:span text:style-name="T38">give thanks</text:span><text:span text:style-name="T34"> for </text:span><text:span text:style-name="T39">Your Word, </text:span><text:span text:style-name="T41">the sword of the Spirit</text:span><text:span text:style-name="T39">. </text:span><text:span text:style-name="T27">As Barry comes to </text:span><text:span text:style-name="T32">preach</text:span><text:span text:style-name="T27"> </text:span><text:span text:style-name="T29">that</text:span><text:span text:style-name="T27"> Word to us today</text:span><text:span text:style-name="T24">, </text:span><text:span text:style-name="T27">we thank You for his preparation, and pray that we will </text:span><text:span text:style-name="T29">become more diligent doers</text:span><text:span text:style-name="T27">, </text:span><text:span text:style-name="T32">watchful as we</text:span><text:span text:style-name="T29"> </text:span><text:span text:style-name="T32">obey</text:span><text:span text:style-name="T29"> our Servant King, </text:span><text:span text:style-name="T23">Jesus</text:span><text:span text:style-name="T35">, </text:span><text:span text:style-name="T41">Who is also </text:span><text:span text:style-name="T37">our Lord and Saviour</text:span><text:span text:style-name="T40">, </text:span><text:span text:style-name="T36">Amen.</text:span></text:p>
      <text:p text:style-name="P19"><text:span text:style-name="T36"/></text:p>
      <text:p text:style-name="P20"><text:span text:style-name="T36">A</text:span><text:span text:style-name="T33">nd now let us conclude this time of prayer using the words Jesus taught His disciples:</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6-03T19:31:00.772473567</dc:date>
    <meta:editing-duration>PT12H9M16S</meta:editing-duration>
    <meta:editing-cycles>142</meta:editing-cycles>
    <meta:generator>LibreOffice/7.3.7.2$Linux_X86_64 LibreOffice_project/30$Build-2</meta:generator>
    <meta:print-date>2022-11-12T21:41:23.154044675</meta:print-date>
    <meta:document-statistic meta:table-count="0" meta:image-count="0" meta:object-count="0" meta:page-count="2" meta:paragraph-count="16" meta:word-count="538" meta:character-count="2848" meta:non-whitespace-character-count="2325"/>
  </office:meta>
</office:document-meta>
</file>